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D700000203C970B5B21CE79E4C.png" manifest:media-type="image/png"/>
  <manifest:file-entry manifest:full-path="Pictures/100000000000000800000008707B9A12455FE2CA.png" manifest:media-type="image/png"/>
  <manifest:file-entry manifest:full-path="Pictures/10000000000001A800000058B6C418152E64EC30.jpg" manifest:media-type="image/jpeg"/>
  <manifest:file-entry manifest:full-path="Pictures/10000000000001FF0000026E602677C50952175C.png" manifest:media-type="image/png"/>
  <manifest:file-entry manifest:full-path="Pictures/10000201000000580000001F5A161BC8CC9B9CD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.023cm" style:auto-text-indent="false"/>
    </style:style>
    <style:style style:name="P8" style:family="paragraph" style:parent-style-name="Standard">
      <loext:graphic-properties draw:fill="solid" draw:fill-color="#0066cc" draw:opacity="100%"/>
      <style:paragraph-properties fo:margin-left="0cm" fo:margin-right="0cm" fo:text-align="center" style:justify-single-word="false" fo:text-indent="0.023cm" style:auto-text-indent="false" fo:background-color="#0066cc">
        <style:tab-stops/>
      </style:paragraph-properties>
      <style:text-properties officeooo:rsid="0013495e" officeooo:paragraph-rsid="0013495e"/>
    </style:style>
    <style:style style:name="P9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0" style:family="paragraph" style:parent-style-name="Heading_20_8" style:master-page-name="Standard">
      <loext:graphic-properties draw:fill="solid" draw:fill-color="#0066cc" draw:opacity="100%"/>
      <style:paragraph-properties fo:margin-left="0cm" fo:margin-right="0cm" fo:text-align="center" style:justify-single-word="false" fo:text-indent="0.023cm" style:auto-text-indent="false" style:page-number="auto" fo:background-color="#0066cc">
        <style:tab-stops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0d4ba3" officeooo:paragraph-rsid="000d4ba3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1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officeooo:rsid="000e07a3"/>
    </style:style>
    <style:style style:name="T3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small-caps" fo:color="#ffffff" style:font-name="Trebuchet MS" fo:font-size="18pt" fo:language="fr" fo:country="FR" fo:font-style="normal" fo:text-shadow="1pt 1pt" fo:font-weight="bold" officeooo:rsid="000e07a3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5" style:family="text">
      <style:text-properties officeooo:rsid="00170e87"/>
    </style:style>
    <style:style style:name="T6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text:h text:style-name="P10" text:outline-level="8" text:is-list-header="true"><draw:frame draw:style-name="fr3" draw:name="Image1" text:anchor-type="paragraph" svg:x="-0.03cm" svg:y="0.058cm" svg:width="13.938cm" svg:height="16.963cm" draw:z-index="3"><draw:image xlink:href="Pictures/10000000000001FF0000026E602677C50952175C.png" xlink:type="simple" xlink:show="embed" xlink:actuate="onLoad"/></draw:frame>Détail de tous les blocs disponibles <text:span text:style-name="T2">Scratch2</text:span></text:h>
      <text:p text:style-name="P8"><text:span text:style-name="T4">S</text:span><text:span text:style-name="T3">nap !</text:span></text:p>
      <text:p text:style-name="P7"><draw:frame draw:style-name="fr3" draw:name="Image2" text:anchor-type="paragraph" svg:x="-5.978cm" svg:y="10.104cm" svg:width="11.571cm" svg:height="12.651cm" draw:z-index="4"><draw:image xlink:href="Pictures/10000000000001D700000203C970B5B21CE79E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707B9A12455FE2CA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dfdfdf" draw:opacity="100%"/>
      <style:paragraph-properties fo:margin-left="0.318cm" fo:margin-right="0.496cm" fo:margin-top="0cm" fo:margin-bottom="0cm" loext:contextual-spacing="false" fo:text-indent="-0.318cm" style:auto-text-indent="false" fo:background-color="#dfdfdf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loext:graphic-properties draw:fill="none"/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officeooo:rsid="00170e87"/>
    </style:style>
    <style:style style:name="MT3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2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text:span text:style-name="MT2">io</text:span>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"><draw:image xlink:href="Pictures/10000000000001A800000058B6C418152E64EC30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0"><draw:image xlink:href="Pictures/10000201000000580000001F5A161BC8CC9B9CD3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3">Page </text:span></text:span><text:span text:style-name="MT3"><text:page-number text:select-page="current">1</text:page-number></text:span><text:span text:style-name="Page_20_Number"><text:span text:style-name="MT3">/</text:span></text:span><text:span text:style-name="MT3"><text:page-count style:num-format="1">1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4-memento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09-09-20T22:37:05.60</meta:creation-date>
    <dc:language>fr-FR</dc:language>
    <meta:editing-cycles>79</meta:editing-cycles>
    <meta:editing-duration>PT19H19M57S</meta:editing-duration>
    <dc:date>2016-02-15T19:05:22.223000000</dc:date>
    <meta:print-date>2014-09-25T01:30:13.813000000</meta:print-date>
    <dc:creator>Sébastien CANET</dc:creator>
    <meta:document-statistic meta:table-count="2" meta:image-count="4" meta:object-count="0" meta:page-count="1" meta:paragraph-count="10" meta:word-count="34" meta:character-count="192" meta:non-whitespace-character-count="167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